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 style:data-style-name="N37">
      <style:table-cell-properties fo:background-color="#ffff00"/>
    </style:style>
    <style:style style:name="ce1" style:family="table-cell" style:parent-style-name="Default" style:data-style-name="N37"/>
    <style:style style:name="ce5" style:family="table-cell" style:parent-style-name="Default" style:data-style-name="N37">
      <style:table-cell-properties style:rotation-align="none"/>
    </style:style>
    <style:style style:name="ce2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21-08-12" calcext:value-type="date">
            <text:p>08/12/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office:value-type="float" office:value="35.5" calcext:value-type="float">
            <text:p>35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36.8" calcext:value-type="float">
            <text:p>36.8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0.3" calcext:value-type="float">
            <text:p>30.3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27" calcext:value-type="float">
            <text:p>527</text:p>
          </table:table-cell>
          <table:table-cell table:style-name="ce8" office:value-type="float" office:value="559" calcext:value-type="float">
            <text:p>559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.5" calcext:value-type="float">
            <text:p>80.5</text:p>
          </table:table-cell>
          <table:table-cell table:style-name="ce8" office:value-type="float" office:value="25.7" calcext:value-type="float">
            <text:p>25.7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1.1" calcext:value-type="float">
            <text:p>91.1</text:p>
          </table:table-cell>
          <table:table-cell table:style-name="ce8" office:value-type="float" office:value="30.5" calcext:value-type="float">
            <text:p>3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534" calcext:value-type="float">
            <text:p>534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3.5" calcext:value-type="float">
            <text:p>93.5</text:p>
          </table:table-cell>
          <table:table-cell table:style-name="ce8" office:value-type="float" office:value="28.2" calcext:value-type="float">
            <text:p>28.2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544" calcext:value-type="float">
            <text:p>544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large inner drop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6" calcext:value-type="float">
            <text:p>2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 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, too many drops in a sample leads to coalescence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Good motility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Motility improves several minutes after centrifug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ad quality video, but droplet moves a lo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, 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nly half outer droplet is visible due to wetting 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3.6" calcext:value-type="float">
            <text:p>93.6</text:p>
          </table:table-cell>
          <table:table-cell table:style-name="ce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very large outer drop 140/20, have to use 20x for imaging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9.4" calcext:value-type="float">
            <text:p>109.4</text:p>
          </table:table-cell>
          <table:table-cell table:style-name="ce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47.8" calcext:value-type="float">
            <text:p>47.8</text:p>
          </table:table-cell>
          <table:table-cell table:style-name="ce2"/>
          <table:table-cell table:style-name="ce2" office:value-type="string" calcext:value-type="string">
            <text:p>XY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01.2" calcext:value-type="float">
            <text:p>201.2</text:p>
          </table:table-cell>
          <table:table-cell table:style-name="ce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7.5" calcext:value-type="float">
            <text:p>137.5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triple emulsion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droplet increasing siz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9.1" calcext:value-type="float">
            <text:p>179.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57.7" calcext:value-type="float">
            <text:p>257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39.8" calcext:value-type="float">
            <text:p>239.8</text:p>
          </table:table-cell>
          <table:table-cell table:style-name="ce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47" calcext:value-type="float">
            <text:p>4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8.7" calcext:value-type="float">
            <text:p>128.7</text:p>
          </table:table-cell>
          <table:table-cell table:style-name="ce2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.will be impossible to track/ cut at 9000 fram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7.3" calcext:value-type="float">
            <text:p>197.3</text:p>
          </table:table-cell>
          <table:table-cell table:style-name="ce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last video of the day..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uspended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55.7" calcext:value-type="float">
            <text:p>155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5.1" calcext:value-type="float">
            <text:p>195.1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4" calcext:value-type="float">
            <text:p>5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59.1" calcext:value-type="float">
            <text:p>159.1</text:p>
          </table:table-cell>
          <table:table-cell table:style-name="ce2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0.2" calcext:value-type="float">
            <text:p>160.2</text:p>
          </table:table-cell>
          <table:table-cell table:style-name="ce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.8" calcext:value-type="float">
            <text:p>205.8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4.9" calcext:value-type="float">
            <text:p>134.9</text:p>
          </table:table-cell>
          <table:table-cell table:style-name="ce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4.6" calcext:value-type="float">
            <text:p>194.6</text:p>
          </table:table-cell>
          <table:table-cell table:style-name="ce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after more than 40 min, activity of bacteria may decreas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1" calcext:value-type="float">
            <text:p>6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244.1*0.33" office:value-type="float" office:value="80.553" calcext:value-type="float">
            <text:p>80.553</text:p>
          </table:table-cell>
          <table:table-cell table:style-name="ce2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2" calcext:value-type="float">
            <text:p>6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377*0.33" office:value-type="float" office:value="124.41" calcext:value-type="float">
            <text:p>124.41</text:p>
          </table:table-cell>
          <table:table-cell table:style-name="ce2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205*0.33" office:value-type="float" office:value="67.65" calcext:value-type="float">
            <text:p>67.65</text:p>
          </table:table-cell>
          <table:table-cell table:style-name="ce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270*0.33" office:value-type="float" office:value="89.1" calcext:value-type="float">
            <text:p>89.1</text:p>
          </table:table-cell>
          <table:table-cell table:style-name="ce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411*0.33" office:value-type="float" office:value="135.63" calcext:value-type="float">
            <text:p>135.63</text:p>
          </table:table-cell>
          <table:table-cell table:style-name="ce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549*0.33" office:value-type="float" office:value="181.17" calcext:value-type="float">
            <text:p>181.17</text:p>
          </table:table-cell>
          <table:table-cell table:style-name="ce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7.3" calcext:value-type="float">
            <text:p>157.3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deform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3.3" calcext:value-type="float">
            <text:p>143.3</text:p>
          </table:table-cell>
          <table:table-cell table:style-name="ce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rotat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.5" calcext:value-type="float">
            <text:p>110.5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0" calcext:value-type="float">
            <text:p>7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pop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1" calcext:value-type="float">
            <text:p>7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7.4" calcext:value-type="float">
            <text:p>147.4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pop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6.8" calcext:value-type="float">
            <text:p>176.8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pop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"/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 slid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6.1" calcext:value-type="float">
            <text:p>136.1</text:p>
          </table:table-cell>
          <table:table-cell table:style-name="ce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4" calcext:value-type="float">
            <text:p>7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2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3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2.3" calcext:value-type="float">
            <text:p>182.3</text:p>
          </table:table-cell>
          <table:table-cell table:style-name="ce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7" calcext:value-type="float">
            <text:p>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8.1" calcext:value-type="float">
            <text:p>178.1</text:p>
          </table:table-cell>
          <table:table-cell table:style-name="ce2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78" calcext:value-type="float">
            <text:p>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">
          <table:table-cell table:style-name="ce7" table:number-columns-repeated="102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present" table:style-name="ta2">
        <office:forms form:automatic-focus="false" form:apply-design-mode="false"/>
        <table:table-column table:style-name="co1" table:default-cell-style-name="ce2"/>
        <table:table-column table:style-name="co7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101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large inner drop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 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, too many drops in a sample leads to coalescence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75" calcext:value-type="float">
            <text:p>7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75" calcext:value-type="float">
            <text:p>75</text:p>
          </table:table-cell>
          <table:table-cell table:style-name="ce2"/>
          <table:table-cell/>
          <table:table-cell office:value-type="float" office:value="0.16" calcext:value-type="float">
            <text:p>0.16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Contrast is not satisfactory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150" calcext:value-type="float">
            <text:p>15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Good motility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40" calcext:value-type="float">
            <text:p>4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Motility improves several minutes after centrifug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ad quality video, but droplet moves a lo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, 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nly half outer droplet is visible due to wetting 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93.6" calcext:value-type="float">
            <text:p>93.6</text:p>
          </table:table-cell>
          <table:table-cell table:style-name="ce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51" calcext:value-type="float">
            <text:p>5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very large outer drop 140/20, have to use 20x for imaging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/>
          <table:table-cell/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we find a very good boundary to image the double emulsions in x-z plan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9.4" calcext:value-type="float">
            <text:p>109.4</text:p>
          </table:table-cell>
          <table:table-cell table:style-name="ce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47.8" calcext:value-type="float">
            <text:p>47.8</text:p>
          </table:table-cell>
          <table:table-cell table:style-name="ce2"/>
          <table:table-cell table:style-name="ce2" office:value-type="string" calcext:value-type="string">
            <text:p>XY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/>
          <table:table-cell/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Droplet sample overview, some tricks to create double emulsions in microscope specimen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201.2" calcext:value-type="float">
            <text:p>201.2</text:p>
          </table:table-cell>
          <table:table-cell table:style-name="ce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7.5" calcext:value-type="float">
            <text:p>137.5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triple emulsion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droplet increasing siz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9.1" calcext:value-type="float">
            <text:p>179.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257.7" calcext:value-type="float">
            <text:p>257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239.8" calcext:value-type="float">
            <text:p>239.8</text:p>
          </table:table-cell>
          <table:table-cell table:style-name="ce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8.7" calcext:value-type="float">
            <text:p>128.7</text:p>
          </table:table-cell>
          <table:table-cell table:style-name="ce2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.will be impossible to track/ cut at 9000 fram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7.3" calcext:value-type="float">
            <text:p>197.3</text:p>
          </table:table-cell>
          <table:table-cell table:style-name="ce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last video of the day..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111" calcext:value-type="float">
            <text:p>11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uspended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55.7" calcext:value-type="float">
            <text:p>155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No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5.1" calcext:value-type="float">
            <text:p>195.1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59.1" calcext:value-type="float">
            <text:p>159.1</text:p>
          </table:table-cell>
          <table:table-cell table:style-name="ce2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0.2" calcext:value-type="float">
            <text:p>160.2</text:p>
          </table:table-cell>
          <table:table-cell table:style-name="ce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.8" calcext:value-type="float">
            <text:p>205.8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4.9" calcext:value-type="float">
            <text:p>134.9</text:p>
          </table:table-cell>
          <table:table-cell table:style-name="ce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4.6" calcext:value-type="float">
            <text:p>194.6</text:p>
          </table:table-cell>
          <table:table-cell table:style-name="ce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after more than 40 min, activity of bacteria may decreas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table:formula="of:=244.1*0.33" office:value-type="float" office:value="80.553" calcext:value-type="float">
            <text:p>80.553</text:p>
          </table:table-cell>
          <table:table-cell table:style-name="ce2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table:formula="of:=377*0.33" office:value-type="float" office:value="124.41" calcext:value-type="float">
            <text:p>124.41</text:p>
          </table:table-cell>
          <table:table-cell table:style-name="ce2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table:formula="of:=205*0.33" office:value-type="float" office:value="67.65" calcext:value-type="float">
            <text:p>67.65</text:p>
          </table:table-cell>
          <table:table-cell table:style-name="ce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 scan over the whole sample to see the difference in activity across droplets of various siz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table:formula="of:=270*0.33" office:value-type="float" office:value="89.1" calcext:value-type="float">
            <text:p>89.1</text:p>
          </table:table-cell>
          <table:table-cell table:style-name="ce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table:formula="of:=411*0.33" office:value-type="float" office:value="135.63" calcext:value-type="float">
            <text:p>135.63</text:p>
          </table:table-cell>
          <table:table-cell table:style-name="ce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table:formula="of:=549*0.33" office:value-type="float" office:value="181.17" calcext:value-type="float">
            <text:p>181.17</text:p>
          </table:table-cell>
          <table:table-cell table:style-name="ce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float" office:value="157.3" calcext:value-type="float">
            <text:p>157.3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deform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float" office:value="143.3" calcext:value-type="float">
            <text:p>143.3</text:p>
          </table:table-cell>
          <table:table-cell table:style-name="ce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rotat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.5" calcext:value-type="float">
            <text:p>110.5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pop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7.4" calcext:value-type="float">
            <text:p>147.4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pop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6.8" calcext:value-type="float">
            <text:p>176.8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pop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/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 slid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table:style-name="Default"/>
          <table:table-cell/>
          <table:table-cell table:style-name="ce2"/>
          <table:table-cell/>
          <table:table-cell table:style-name="ce2" office:value-type="string" calcext:value-type="string">
            <text:p>File corrupted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6.1" calcext:value-type="float">
            <text:p>136.1</text:p>
          </table:table-cell>
          <table:table-cell table:style-name="ce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Quick scan, rotating back to horizontal plane, tracking ou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2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3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2.3" calcext:value-type="float">
            <text:p>182.3</text:p>
          </table:table-cell>
          <table:table-cell table:style-name="ce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8.1" calcext:value-type="float">
            <text:p>178.1</text:p>
          </table:table-cell>
          <table:table-cell table:style-name="ce2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fore10262021" table:style-name="ta1">
        <office:forms form:automatic-focus="false" form:apply-design-mode="false"/>
        <table:table-column table:style-name="co8" table:default-cell-style-name="ce1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2" calcext:value-type="date">
            <text:p>08/12/21</text:p>
          </table:table-cell>
          <table:table-cell table:style-name="ce8" office:value-type="string" calcext:value-type="string">
            <text:p>2021-08-12_16h44m01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office:value-type="float" office:value="35.5" calcext:value-type="float">
            <text:p>35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5h56m31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36.8" calcext:value-type="float">
            <text:p>36.8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0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02m57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0.3" calcext:value-type="float">
            <text:p>30.3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27" calcext:value-type="float">
            <text:p>527</text:p>
          </table:table-cell>
          <table:table-cell table:style-name="ce8" office:value-type="float" office:value="559" calcext:value-type="float">
            <text:p>55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0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05m4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.5" calcext:value-type="float">
            <text:p>80.5</text:p>
          </table:table-cell>
          <table:table-cell table:style-name="ce8" office:value-type="float" office:value="25.7" calcext:value-type="float">
            <text:p>25.7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20m05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1.1" calcext:value-type="float">
            <text:p>91.1</text:p>
          </table:table-cell>
          <table:table-cell table:style-name="ce8" office:value-type="float" office:value="30.5" calcext:value-type="float">
            <text:p>3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0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22m52s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3.5" calcext:value-type="float">
            <text:p>93.5</text:p>
          </table:table-cell>
          <table:table-cell table:style-name="ce8" office:value-type="float" office:value="28.2" calcext:value-type="float">
            <text:p>28.2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544" calcext:value-type="float">
            <text:p>544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office:forms form:automatic-focus="false" form:apply-design-mode="false"/>
        <table:table-column table:style-name="co8" table:number-columns-repeated="13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</table:table-row>
        <table:table-row table:style-name="ro1" table:number-rows-repeated="21">
          <table:table-cell table:number-columns-repeated="13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t1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i</text:p>
          </table:table-cell>
          <table:table-cell table:number-columns-repeated="6"/>
        </table:table-row>
        <table:table-row table:style-name="ro1">
          <table:table-cell office:value-type="float" office:value="4.77485976002085" calcext:value-type="float">
            <text:p>4.7748597600208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9.86633166325024" calcext:value-type="float">
            <text:p>9.86633166325024</text:p>
          </table:table-cell>
          <table:table-cell office:value-type="float" office:value="30" calcext:value-type="float">
            <text:p>30</text:p>
          </table:table-cell>
          <table:table-cell office:value-type="float" office:value="7.60913345382103" calcext:value-type="float">
            <text:p>7.60913345382103</text:p>
          </table:table-cell>
          <table:table-cell office:value-type="float" office:value="2.32783080912309" calcext:value-type="float">
            <text:p>2.32783080912309</text:p>
          </table:table-cell>
          <table:table-cell table:number-columns-repeated="6"/>
        </table:table-row>
        <table:table-row table:style-name="ro1">
          <table:table-cell office:value-type="float" office:value="6.95376426349942" calcext:value-type="float">
            <text:p>6.95376426349942</text:p>
          </table:table-cell>
          <table:table-cell office:value-type="float" office:value="0.257142857142857" calcext:value-type="float">
            <text:p>0.257142857142857</text:p>
          </table:table-cell>
          <table:table-cell table:number-columns-repeated="2" office:value-type="float" office:value="4.44273686671426" calcext:value-type="float">
            <text:p>4.44273686671426</text:p>
          </table:table-cell>
          <table:table-cell office:value-type="float" office:value="80" calcext:value-type="float">
            <text:p>80</text:p>
          </table:table-cell>
          <table:table-cell office:value-type="float" office:value="8.79757441637699" calcext:value-type="float">
            <text:p>8.79757441637699</text:p>
          </table:table-cell>
          <table:table-cell office:value-type="float" office:value="3.90981828529932" calcext:value-type="float">
            <text:p>3.90981828529932</text:p>
          </table:table-cell>
          <table:table-cell table:number-columns-repeated="6"/>
        </table:table-row>
        <table:table-row table:style-name="ro1">
          <table:table-cell office:value-type="float" office:value="1.45564385984611" calcext:value-type="float">
            <text:p>1.45564385984611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8.43525243929974" calcext:value-type="float">
            <text:p>8.43525243929974</text:p>
          </table:table-cell>
          <table:table-cell office:value-type="float" office:value="125" calcext:value-type="float">
            <text:p>125</text:p>
          </table:table-cell>
          <table:table-cell office:value-type="float" office:value="11.7629697646465" calcext:value-type="float">
            <text:p>11.7629697646465</text:p>
          </table:table-cell>
          <table:table-cell office:value-type="float" office:value="3.32747046543749" calcext:value-type="float">
            <text:p>3.32747046543749</text:p>
          </table:table-cell>
          <table:table-cell table:number-columns-repeated="6"/>
        </table:table-row>
        <table:table-row table:style-name="ro1">
          <table:table-cell office:value-type="float" office:value="9.42910953752565" calcext:value-type="float">
            <text:p>9.4291095375256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27.5338098678188" calcext:value-type="float">
            <text:p>27.5338098678188</text:p>
          </table:table-cell>
          <table:table-cell office:value-type="float" office:value="40" calcext:value-type="float">
            <text:p>40</text:p>
          </table:table-cell>
          <table:table-cell office:value-type="float" office:value="11.9871068364135" calcext:value-type="float">
            <text:p>11.9871068364135</text:p>
          </table:table-cell>
          <table:table-cell office:value-type="float" office:value="3.57935022492394" calcext:value-type="float">
            <text:p>3.57935022492394</text:p>
          </table:table-cell>
          <table:table-cell table:number-columns-repeated="6"/>
        </table:table-row>
        <table:table-row table:style-name="ro1">
          <table:table-cell office:value-type="float" office:value="3.99556445483628" calcext:value-type="float">
            <text:p>3.99556445483628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3.90088887432266" calcext:value-type="float">
            <text:p>3.90088887432266</text:p>
          </table:table-cell>
          <table:table-cell office:value-type="float" office:value="150" calcext:value-type="float">
            <text:p>150</text:p>
          </table:table-cell>
          <table:table-cell office:value-type="float" office:value="12.193605378736" calcext:value-type="float">
            <text:p>12.193605378736</text:p>
          </table:table-cell>
          <table:table-cell office:value-type="float" office:value="5.38046986415027" calcext:value-type="float">
            <text:p>5.38046986415027</text:p>
          </table:table-cell>
          <table:table-cell table:number-columns-repeated="6"/>
        </table:table-row>
        <table:table-row table:style-name="ro1">
          <table:table-cell office:value-type="float" office:value="4.52473261154544" calcext:value-type="float">
            <text:p>4.5247326115454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36.3881659285763" calcext:value-type="float">
            <text:p>36.3881659285763</text:p>
          </table:table-cell>
          <table:table-cell office:value-type="float" office:value="17" calcext:value-type="float">
            <text:p>17</text:p>
          </table:table-cell>
          <table:table-cell office:value-type="float" office:value="12.3018501514075" calcext:value-type="float">
            <text:p>12.3018501514075</text:p>
          </table:table-cell>
          <table:table-cell office:value-type="float" office:value="2.70137522466998" calcext:value-type="float">
            <text:p>2.70137522466998</text:p>
          </table:table-cell>
          <table:table-cell table:number-columns-repeated="6"/>
        </table:table-row>
        <table:table-row table:style-name="ro1">
          <table:table-cell office:value-type="float" office:value="3.97510309061804" calcext:value-type="float">
            <text:p>3.9751030906180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0.832306258549" calcext:value-type="float">
            <text:p>20.832306258549</text:p>
          </table:table-cell>
          <table:table-cell office:value-type="float" office:value="45" calcext:value-type="float">
            <text:p>45</text:p>
          </table:table-cell>
          <table:table-cell office:value-type="float" office:value="12.4081009932164" calcext:value-type="float">
            <text:p>12.4081009932164</text:p>
          </table:table-cell>
          <table:table-cell office:value-type="float" office:value="4.86514164001218" calcext:value-type="float">
            <text:p>4.86514164001218</text:p>
          </table:table-cell>
          <table:table-cell table:number-columns-repeated="6"/>
        </table:table-row>
        <table:table-row table:style-name="ro1">
          <table:table-cell office:value-type="float" office:value="0.376353289588357" calcext:value-type="float">
            <text:p>0.37635328958835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278405130599818" calcext:value-type="float">
            <text:p>0.278405130599818</text:p>
          </table:table-cell>
          <table:table-cell office:value-type="float" office:value="30" calcext:value-type="float">
            <text:p>30</text:p>
          </table:table-cell>
          <table:table-cell office:value-type="float" office:value="12.5164565443826" calcext:value-type="float">
            <text:p>12.5164565443826</text:p>
          </table:table-cell>
          <table:table-cell office:value-type="float" office:value="8.15042719947995" calcext:value-type="float">
            <text:p>8.15042719947995</text:p>
          </table:table-cell>
          <table:table-cell table:number-columns-repeated="6"/>
        </table:table-row>
        <table:table-row table:style-name="ro1">
          <table:table-cell office:value-type="float" office:value="5.7432027217838" calcext:value-type="float">
            <text:p>5.743202721783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7.0778712564157" calcext:value-type="float">
            <text:p>17.0778712564157</text:p>
          </table:table-cell>
          <table:table-cell office:value-type="float" office:value="75" calcext:value-type="float">
            <text:p>75</text:p>
          </table:table-cell>
          <table:table-cell office:value-type="float" office:value="12.9783336975684" calcext:value-type="float">
            <text:p>12.9783336975684</text:p>
          </table:table-cell>
          <table:table-cell office:value-type="float" office:value="3.31002620127805" calcext:value-type="float">
            <text:p>3.31002620127805</text:p>
          </table:table-cell>
          <table:table-cell table:number-columns-repeated="6"/>
        </table:table-row>
        <table:table-row table:style-name="ro1">
          <table:table-cell office:value-type="float" office:value="3.76666019307435" calcext:value-type="float">
            <text:p>3.766660193074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7.1431813000406" calcext:value-type="float">
            <text:p>17.1431813000406</text:p>
          </table:table-cell>
          <table:table-cell office:value-type="float" office:value="30" calcext:value-type="float">
            <text:p>30</text:p>
          </table:table-cell>
          <table:table-cell office:value-type="float" office:value="13.4626559150058" calcext:value-type="float">
            <text:p>13.4626559150058</text:p>
          </table:table-cell>
          <table:table-cell office:value-type="float" office:value="3.82335107699567" calcext:value-type="float">
            <text:p>3.82335107699567</text:p>
          </table:table-cell>
          <table:table-cell table:number-columns-repeated="6"/>
        </table:table-row>
        <table:table-row table:style-name="ro1">
          <table:table-cell office:value-type="float" office:value="4.60317085941928" calcext:value-type="float">
            <text:p>4.6031708594192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.21044178042137" calcext:value-type="float">
            <text:p>5.21044178042137</text:p>
          </table:table-cell>
          <table:table-cell office:value-type="float" office:value="25" calcext:value-type="float">
            <text:p>25</text:p>
          </table:table-cell>
          <table:table-cell office:value-type="float" office:value="13.5970140981572" calcext:value-type="float">
            <text:p>13.5970140981572</text:p>
          </table:table-cell>
          <table:table-cell office:value-type="float" office:value="6.01139643764566" calcext:value-type="float">
            <text:p>6.01139643764566</text:p>
          </table:table-cell>
          <table:table-cell table:number-columns-repeated="6"/>
        </table:table-row>
        <table:table-row table:style-name="ro1">
          <table:table-cell office:value-type="float" office:value="4.73373083331982" calcext:value-type="float">
            <text:p>4.73373083331982</text:p>
          </table:table-cell>
          <table:table-cell office:value-type="float" office:value="0.557142857142857" calcext:value-type="float">
            <text:p>0.557142857142857</text:p>
          </table:table-cell>
          <table:table-cell table:number-columns-repeated="2" office:value-type="float" office:value="34.0500834684274" calcext:value-type="float">
            <text:p>34.0500834684274</text:p>
          </table:table-cell>
          <table:table-cell office:value-type="float" office:value="17" calcext:value-type="float">
            <text:p>17</text:p>
          </table:table-cell>
          <table:table-cell office:value-type="float" office:value="13.6230680515589" calcext:value-type="float">
            <text:p>13.6230680515589</text:p>
          </table:table-cell>
          <table:table-cell office:value-type="float" office:value="4.27175751247042" calcext:value-type="float">
            <text:p>4.27175751247042</text:p>
          </table:table-cell>
          <table:table-cell table:number-columns-repeated="6"/>
        </table:table-row>
        <table:table-row table:style-name="ro1">
          <table:table-cell office:value-type="float" office:value="3.16053086307792" calcext:value-type="float">
            <text:p>3.16053086307792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19.0019462860932" calcext:value-type="float">
            <text:p>19.0019462860932</text:p>
          </table:table-cell>
          <table:table-cell office:value-type="float" office:value="30" calcext:value-type="float">
            <text:p>30</text:p>
          </table:table-cell>
          <table:table-cell office:value-type="float" office:value="14.7602944972744" calcext:value-type="float">
            <text:p>14.7602944972744</text:p>
          </table:table-cell>
          <table:table-cell office:value-type="float" office:value="3.71857127596" calcext:value-type="float">
            <text:p>3.71857127596</text:p>
          </table:table-cell>
          <table:table-cell table:number-columns-repeated="6"/>
        </table:table-row>
        <table:table-row table:style-name="ro1">
          <table:table-cell office:value-type="float" office:value="2.09468814697887" calcext:value-type="float">
            <text:p>2.09468814697887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5.88243574408118" calcext:value-type="float">
            <text:p>5.88243574408118</text:p>
          </table:table-cell>
          <table:table-cell office:value-type="float" office:value="40" calcext:value-type="float">
            <text:p>40</text:p>
          </table:table-cell>
          <table:table-cell office:value-type="float" office:value="15.4737607299967" calcext:value-type="float">
            <text:p>15.4737607299967</text:p>
          </table:table-cell>
          <table:table-cell office:value-type="float" office:value="7.70327532098799" calcext:value-type="float">
            <text:p>7.70327532098799</text:p>
          </table:table-cell>
          <table:table-cell table:number-columns-repeated="6"/>
        </table:table-row>
        <table:table-row table:style-name="ro1">
          <table:table-cell office:value-type="float" office:value="6.09241588343794" calcext:value-type="float">
            <text:p>6.09241588343794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21.0719565239362" calcext:value-type="float">
            <text:p>21.0719565239362</text:p>
          </table:table-cell>
          <table:table-cell office:value-type="float" office:value="40" calcext:value-type="float">
            <text:p>40</text:p>
          </table:table-cell>
          <table:table-cell office:value-type="float" office:value="16.0363382750266" calcext:value-type="float">
            <text:p>16.0363382750266</text:p>
          </table:table-cell>
          <table:table-cell office:value-type="float" office:value="3.96824008204859" calcext:value-type="float">
            <text:p>3.96824008204859</text:p>
          </table:table-cell>
          <table:table-cell table:number-columns-repeated="6"/>
        </table:table-row>
        <table:table-row table:style-name="ro1">
          <table:table-cell office:value-type="float" office:value="1.01748294382827" calcext:value-type="float">
            <text:p>1.0174829438282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4.41807563427055" calcext:value-type="float">
            <text:p>4.41807563427055</text:p>
          </table:table-cell>
          <table:table-cell office:value-type="float" office:value="150" calcext:value-type="float">
            <text:p>150</text:p>
          </table:table-cell>
          <table:table-cell office:value-type="float" office:value="16.2378704760152" calcext:value-type="float">
            <text:p>16.2378704760152</text:p>
          </table:table-cell>
          <table:table-cell office:value-type="float" office:value="10.3881076494811" calcext:value-type="float">
            <text:p>10.3881076494811</text:p>
          </table:table-cell>
          <table:table-cell table:number-columns-repeated="6"/>
        </table:table-row>
        <table:table-row table:style-name="ro1">
          <table:table-cell office:value-type="float" office:value="4.2678757312069" calcext:value-type="float">
            <text:p>4.2678757312069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46.3738194042286" calcext:value-type="float">
            <text:p>46.3738194042286</text:p>
          </table:table-cell>
          <table:table-cell office:value-type="float" office:value="45" calcext:value-type="float">
            <text:p>45</text:p>
          </table:table-cell>
          <table:table-cell office:value-type="float" office:value="16.9168607702821" calcext:value-type="float">
            <text:p>16.9168607702821</text:p>
          </table:table-cell>
          <table:table-cell office:value-type="float" office:value="6.89883585065092" calcext:value-type="float">
            <text:p>6.89883585065092</text:p>
          </table:table-cell>
          <table:table-cell table:number-columns-repeated="6"/>
        </table:table-row>
        <table:table-row table:style-name="ro1">
          <table:table-cell office:value-type="float" office:value="5.10912402857537" calcext:value-type="float">
            <text:p>5.10912402857537</text:p>
          </table:table-cell>
          <table:table-cell office:value-type="float" office:value="0.633333333333333" calcext:value-type="float">
            <text:p>0.633333333333333</text:p>
          </table:table-cell>
          <table:table-cell table:number-columns-repeated="2" office:value-type="float" office:value="5.15196557325034" calcext:value-type="float">
            <text:p>5.15196557325034</text:p>
          </table:table-cell>
          <table:table-cell office:value-type="float" office:value="150" calcext:value-type="float">
            <text:p>150</text:p>
          </table:table-cell>
          <table:table-cell office:value-type="float" office:value="17.7373725644174" calcext:value-type="float">
            <text:p>17.7373725644174</text:p>
          </table:table-cell>
          <table:table-cell office:value-type="float" office:value="9.41150772123524" calcext:value-type="float">
            <text:p>9.41150772123524</text:p>
          </table:table-cell>
          <table:table-cell table:number-columns-repeated="6"/>
        </table:table-row>
        <table:table-row table:style-name="ro1">
          <table:table-cell office:value-type="float" office:value="2.01271991266072" calcext:value-type="float">
            <text:p>2.01271991266072</text:p>
          </table:table-cell>
          <table:table-cell office:value-type="float" office:value="0.471428571428571" calcext:value-type="float">
            <text:p>0.471428571428571</text:p>
          </table:table-cell>
          <table:table-cell table:number-columns-repeated="2" office:value-type="float" office:value="12.267130605566" calcext:value-type="float">
            <text:p>12.267130605566</text:p>
          </table:table-cell>
          <table:table-cell office:value-type="float" office:value="50" calcext:value-type="float">
            <text:p>50</text:p>
          </table:table-cell>
          <table:table-cell office:value-type="float" office:value="17.784392091835" calcext:value-type="float">
            <text:p>17.784392091835</text:p>
          </table:table-cell>
          <table:table-cell office:value-type="float" office:value="8.19434794564732" calcext:value-type="float">
            <text:p>8.19434794564732</text:p>
          </table:table-cell>
          <table:table-cell table:number-columns-repeated="6"/>
        </table:table-row>
        <table:table-row table:style-name="ro1">
          <table:table-cell office:value-type="float" office:value="9.58946471387103" calcext:value-type="float">
            <text:p>9.58946471387103</text:p>
          </table:table-cell>
          <table:table-cell office:value-type="float" office:value="0.442857142857143" calcext:value-type="float">
            <text:p>0.442857142857143</text:p>
          </table:table-cell>
          <table:table-cell table:number-columns-repeated="2" office:value-type="float" office:value="48.613402101323" calcext:value-type="float">
            <text:p>48.613402101323</text:p>
          </table:table-cell>
          <table:table-cell office:value-type="float" office:value="0.7" calcext:value-type="float">
            <text:p>0.7</text:p>
          </table:table-cell>
          <table:table-cell office:value-type="float" office:value="18.1092318160913" calcext:value-type="float">
            <text:p>18.1092318160913</text:p>
          </table:table-cell>
          <table:table-cell office:value-type="float" office:value="2.49237478233152" calcext:value-type="float">
            <text:p>2.49237478233152</text:p>
          </table:table-cell>
          <table:table-cell table:number-columns-repeated="6"/>
        </table:table-row>
        <table:table-row table:style-name="ro1">
          <table:table-cell office:value-type="float" office:value="3.05672975626715" calcext:value-type="float">
            <text:p>3.0567297562671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5.22059613105432" calcext:value-type="float">
            <text:p>5.22059613105432</text:p>
          </table:table-cell>
          <table:table-cell office:value-type="float" office:value="40" calcext:value-type="float">
            <text:p>40</text:p>
          </table:table-cell>
          <table:table-cell office:value-type="float" office:value="18.2357064821693" calcext:value-type="float">
            <text:p>18.2357064821693</text:p>
          </table:table-cell>
          <table:table-cell office:value-type="float" office:value="8.76626094449258" calcext:value-type="float">
            <text:p>8.76626094449258</text:p>
          </table:table-cell>
          <table:table-cell table:number-columns-repeated="6"/>
        </table:table-row>
        <table:table-row table:style-name="ro1">
          <table:table-cell office:value-type="float" office:value="4.37638324371836" calcext:value-type="float">
            <text:p>4.3763832437183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15.3897022356457" calcext:value-type="float">
            <text:p>15.3897022356457</text:p>
          </table:table-cell>
          <table:table-cell office:value-type="float" office:value="75" calcext:value-type="float">
            <text:p>75</text:p>
          </table:table-cell>
          <table:table-cell office:value-type="float" office:value="18.3531103794747" calcext:value-type="float">
            <text:p>18.3531103794747</text:p>
          </table:table-cell>
          <table:table-cell office:value-type="float" office:value="5.37508723988954" calcext:value-type="float">
            <text:p>5.37508723988954</text:p>
          </table:table-cell>
          <table:table-cell table:number-columns-repeated="6"/>
        </table:table-row>
        <table:table-row table:style-name="ro1">
          <table:table-cell office:value-type="float" office:value="8.24826763845566" calcext:value-type="float">
            <text:p>8.24826763845566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85.0942382299185" calcext:value-type="float">
            <text:p>85.0942382299185</text:p>
          </table:table-cell>
          <table:table-cell office:value-type="float" office:value="24" calcext:value-type="float">
            <text:p>24</text:p>
          </table:table-cell>
          <table:table-cell office:value-type="float" office:value="18.6816967905199" calcext:value-type="float">
            <text:p>18.6816967905199</text:p>
          </table:table-cell>
          <table:table-cell office:value-type="float" office:value="3.65299394478507" calcext:value-type="float">
            <text:p>3.65299394478507</text:p>
          </table:table-cell>
          <table:table-cell table:number-columns-repeated="6"/>
        </table:table-row>
        <table:table-row table:style-name="ro1">
          <table:table-cell office:value-type="float" office:value="6.0212132918612" calcext:value-type="float">
            <text:p>6.0212132918612</text:p>
          </table:table-cell>
          <table:table-cell office:value-type="float" office:value="0.814285714285714" calcext:value-type="float">
            <text:p>0.814285714285714</text:p>
          </table:table-cell>
          <table:table-cell table:number-columns-repeated="2" office:value-type="float" office:value="28.6592781790378" calcext:value-type="float">
            <text:p>28.6592781790378</text:p>
          </table:table-cell>
          <table:table-cell office:value-type="float" office:value="60" calcext:value-type="float">
            <text:p>60</text:p>
          </table:table-cell>
          <table:table-cell office:value-type="float" office:value="19.1744350393045" calcext:value-type="float">
            <text:p>19.1744350393045</text:p>
          </table:table-cell>
          <table:table-cell office:value-type="float" office:value="6.06341714801249" calcext:value-type="float">
            <text:p>6.06341714801249</text:p>
          </table:table-cell>
          <table:table-cell table:number-columns-repeated="6"/>
        </table:table-row>
        <table:table-row table:style-name="ro1">
          <table:table-cell office:value-type="float" office:value="6.04341886954836" calcext:value-type="float">
            <text:p>6.04341886954836</text:p>
          </table:table-cell>
          <table:table-cell office:value-type="float" office:value="0.814285714285714" calcext:value-type="float">
            <text:p>0.814285714285714</text:p>
          </table:table-cell>
          <table:table-cell table:number-columns-repeated="2" office:value-type="float" office:value="28.6746660128322" calcext:value-type="float">
            <text:p>28.6746660128322</text:p>
          </table:table-cell>
          <table:table-cell office:value-type="float" office:value="61" calcext:value-type="float">
            <text:p>61</text:p>
          </table:table-cell>
          <table:table-cell office:value-type="float" office:value="19.1744350393045" calcext:value-type="float">
            <text:p>19.1744350393045</text:p>
          </table:table-cell>
          <table:table-cell office:value-type="float" office:value="6.06341714801249" calcext:value-type="float">
            <text:p>6.06341714801249</text:p>
          </table:table-cell>
          <table:table-cell table:number-columns-repeated="6"/>
        </table:table-row>
        <table:table-row table:style-name="ro1">
          <table:table-cell office:value-type="float" office:value="2.02134988937873" calcext:value-type="float">
            <text:p>2.0213498893787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1.25965832549944" calcext:value-type="float">
            <text:p>1.25965832549944</text:p>
          </table:table-cell>
          <table:table-cell office:value-type="float" office:value="80" calcext:value-type="float">
            <text:p>80</text:p>
          </table:table-cell>
          <table:table-cell office:value-type="float" office:value="19.8398143956275" calcext:value-type="float">
            <text:p>19.8398143956275</text:p>
          </table:table-cell>
          <table:table-cell office:value-type="float" office:value="12.1388825808806" calcext:value-type="float">
            <text:p>12.1388825808806</text:p>
          </table:table-cell>
          <table:table-cell table:number-columns-repeated="6"/>
        </table:table-row>
        <table:table-row table:style-name="ro1">
          <table:table-cell office:value-type="float" office:value="10.8880507631637" calcext:value-type="float">
            <text:p>10.888050763163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113.172107147244" calcext:value-type="float">
            <text:p>113.172107147244</text:p>
          </table:table-cell>
          <table:table-cell office:value-type="float" office:value="75" calcext:value-type="float">
            <text:p>75</text:p>
          </table:table-cell>
          <table:table-cell office:value-type="float" office:value="19.9764184508075" calcext:value-type="float">
            <text:p>19.9764184508075</text:p>
          </table:table-cell>
          <table:table-cell office:value-type="float" office:value="2.70779688640494" calcext:value-type="float">
            <text:p>2.70779688640494</text:p>
          </table:table-cell>
          <table:table-cell table:number-columns-repeated="6"/>
        </table:table-row>
        <table:table-row table:style-name="ro1">
          <table:table-cell office:value-type="float" office:value="2.74519048614324" calcext:value-type="float">
            <text:p>2.74519048614324</text:p>
          </table:table-cell>
          <table:table-cell office:value-type="float" office:value="0.728571428571429" calcext:value-type="float">
            <text:p>0.728571428571429</text:p>
          </table:table-cell>
          <table:table-cell table:number-columns-repeated="2" office:value-type="float" office:value="17.1632065226505" calcext:value-type="float">
            <text:p>17.1632065226505</text:p>
          </table:table-cell>
          <table:table-cell office:value-type="float" office:value="17" calcext:value-type="float">
            <text:p>17</text:p>
          </table:table-cell>
          <table:table-cell office:value-type="float" office:value="20.2009885223441" calcext:value-type="float">
            <text:p>20.2009885223441</text:p>
          </table:table-cell>
          <table:table-cell office:value-type="float" office:value="6.70542270642149" calcext:value-type="float">
            <text:p>6.70542270642149</text:p>
          </table:table-cell>
          <table:table-cell table:number-columns-repeated="6"/>
        </table:table-row>
        <table:table-row table:style-name="ro1">
          <table:table-cell office:value-type="float" office:value="3.2517908774866" calcext:value-type="float">
            <text:p>3.251790877486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.63571728727403" calcext:value-type="float">
            <text:p>5.63571728727403</text:p>
          </table:table-cell>
          <table:table-cell office:value-type="float" office:value="150" calcext:value-type="float">
            <text:p>150</text:p>
          </table:table-cell>
          <table:table-cell office:value-type="float" office:value="20.2415712657331" calcext:value-type="float">
            <text:p>20.2415712657331</text:p>
          </table:table-cell>
          <table:table-cell office:value-type="float" office:value="10.5830068975304" calcext:value-type="float">
            <text:p>10.5830068975304</text:p>
          </table:table-cell>
          <table:table-cell table:number-columns-repeated="6"/>
        </table:table-row>
        <table:table-row table:style-name="ro1">
          <table:table-cell office:value-type="float" office:value="4.26039758315138" calcext:value-type="float">
            <text:p>4.26039758315138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16.9678718233758" calcext:value-type="float">
            <text:p>16.9678718233758</text:p>
          </table:table-cell>
          <table:table-cell office:value-type="float" office:value="24" calcext:value-type="float">
            <text:p>24</text:p>
          </table:table-cell>
          <table:table-cell office:value-type="float" office:value="20.6199312728639" calcext:value-type="float">
            <text:p>20.6199312728639</text:p>
          </table:table-cell>
          <table:table-cell office:value-type="float" office:value="5.29150344876521" calcext:value-type="float">
            <text:p>5.29150344876521</text:p>
          </table:table-cell>
          <table:table-cell table:number-columns-repeated="6"/>
        </table:table-row>
        <table:table-row table:style-name="ro1">
          <table:table-cell office:value-type="float" office:value="6.14417750101606" calcext:value-type="float">
            <text:p>6.14417750101606</text:p>
          </table:table-cell>
          <table:table-cell office:value-type="float" office:value="0.528571428571429" calcext:value-type="float">
            <text:p>0.528571428571429</text:p>
          </table:table-cell>
          <table:table-cell table:number-columns-repeated="2" office:value-type="float" office:value="51.7785644161309" calcext:value-type="float">
            <text:p>51.7785644161309</text:p>
          </table:table-cell>
          <table:table-cell office:value-type="float" office:value="25" calcext:value-type="float">
            <text:p>25</text:p>
          </table:table-cell>
          <table:table-cell office:value-type="float" office:value="21.0051199949752" calcext:value-type="float">
            <text:p>21.0051199949752</text:p>
          </table:table-cell>
          <table:table-cell office:value-type="float" office:value="4.1199834402604" calcext:value-type="float">
            <text:p>4.1199834402604</text:p>
          </table:table-cell>
          <table:table-cell table:number-columns-repeated="6"/>
        </table:table-row>
        <table:table-row table:style-name="ro1">
          <table:table-cell office:value-type="float" office:value="5.2610541437281" calcext:value-type="float">
            <text:p>5.2610541437281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35.039712496216" calcext:value-type="float">
            <text:p>35.039712496216</text:p>
          </table:table-cell>
          <table:table-cell office:value-type="float" office:value="25" calcext:value-type="float">
            <text:p>25</text:p>
          </table:table-cell>
          <table:table-cell office:value-type="float" office:value="21.3484851547336" calcext:value-type="float">
            <text:p>21.3484851547336</text:p>
          </table:table-cell>
          <table:table-cell office:value-type="float" office:value="3.01723276028909" calcext:value-type="float">
            <text:p>3.01723276028909</text:p>
          </table:table-cell>
          <table:table-cell table:number-columns-repeated="6"/>
        </table:table-row>
        <table:table-row table:style-name="ro1">
          <table:table-cell office:value-type="float" office:value="2.23913747033519" calcext:value-type="float">
            <text:p>2.23913747033519</text:p>
          </table:table-cell>
          <table:table-cell office:value-type="float" office:value="0.771428571428571" calcext:value-type="float">
            <text:p>0.771428571428571</text:p>
          </table:table-cell>
          <table:table-cell table:number-columns-repeated="2" office:value-type="float" office:value="14.3780682161527" calcext:value-type="float">
            <text:p>14.3780682161527</text:p>
          </table:table-cell>
          <table:table-cell office:value-type="float" office:value="17" calcext:value-type="float">
            <text:p>17</text:p>
          </table:table-cell>
          <table:table-cell office:value-type="float" office:value="21.7288189301518" calcext:value-type="float">
            <text:p>21.7288189301518</text:p>
          </table:table-cell>
          <table:table-cell office:value-type="float" office:value="7.62737169059999" calcext:value-type="float">
            <text:p>7.62737169059999</text:p>
          </table:table-cell>
          <table:table-cell table:number-columns-repeated="6"/>
        </table:table-row>
        <table:table-row table:style-name="ro1">
          <table:table-cell office:value-type="float" office:value="1.29632562560291" calcext:value-type="float">
            <text:p>1.29632562560291</text:p>
          </table:table-cell>
          <table:table-cell office:value-type="float" office:value="0.0714285714285714" calcext:value-type="float">
            <text:p>0.0714285714285714</text:p>
          </table:table-cell>
          <table:table-cell table:number-columns-repeated="2" office:value-type="float" office:value="5.00643464330398" calcext:value-type="float">
            <text:p>5.00643464330398</text:p>
          </table:table-cell>
          <table:table-cell office:value-type="float" office:value="0.7" calcext:value-type="float">
            <text:p>0.7</text:p>
          </table:table-cell>
          <table:table-cell office:value-type="float" office:value="21.7685479949653" calcext:value-type="float">
            <text:p>21.7685479949653</text:p>
          </table:table-cell>
          <table:table-cell office:value-type="float" office:value="5.757066326856" calcext:value-type="float">
            <text:p>5.757066326856</text:p>
          </table:table-cell>
          <table:table-cell table:number-columns-repeated="6"/>
        </table:table-row>
        <table:table-row table:style-name="ro1">
          <table:table-cell office:value-type="float" office:value="3.08074379814726" calcext:value-type="float">
            <text:p>3.0807437981472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7.46270381433556" calcext:value-type="float">
            <text:p>7.46270381433556</text:p>
          </table:table-cell>
          <table:table-cell office:value-type="float" office:value="40" calcext:value-type="float">
            <text:p>40</text:p>
          </table:table-cell>
          <table:table-cell office:value-type="float" office:value="22.0549520695476" calcext:value-type="float">
            <text:p>22.0549520695476</text:p>
          </table:table-cell>
          <table:table-cell office:value-type="float" office:value="9.14190963605141" calcext:value-type="float">
            <text:p>9.14190963605141</text:p>
          </table:table-cell>
          <table:table-cell table:number-columns-repeated="6"/>
        </table:table-row>
        <table:table-row table:style-name="ro1">
          <table:table-cell office:value-type="float" office:value="1.49349136610332" calcext:value-type="float">
            <text:p>1.4934913661033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63722035666897" calcext:value-type="float">
            <text:p>0.263722035666897</text:p>
          </table:table-cell>
          <table:table-cell office:value-type="float" office:value="24" calcext:value-type="float">
            <text:p>24</text:p>
          </table:table-cell>
          <table:table-cell office:value-type="float" office:value="22.2966974482015" calcext:value-type="float">
            <text:p>22.2966974482015</text:p>
          </table:table-cell>
          <table:table-cell office:value-type="float" office:value="16.1307358651662" calcext:value-type="float">
            <text:p>16.1307358651662</text:p>
          </table:table-cell>
          <table:table-cell table:number-columns-repeated="6"/>
        </table:table-row>
        <table:table-row table:style-name="ro1">
          <table:table-cell office:value-type="float" office:value="3.46033872570415" calcext:value-type="float">
            <text:p>3.46033872570415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2" office:value-type="float" office:value="3.94935089809521" calcext:value-type="float">
            <text:p>3.94935089809521</text:p>
          </table:table-cell>
          <table:table-cell office:value-type="float" office:value="170" calcext:value-type="float">
            <text:p>170</text:p>
          </table:table-cell>
          <table:table-cell office:value-type="float" office:value="22.9528474273895" calcext:value-type="float">
            <text:p>22.9528474273895</text:p>
          </table:table-cell>
          <table:table-cell office:value-type="float" office:value="6.01861502460887" calcext:value-type="float">
            <text:p>6.01861502460887</text:p>
          </table:table-cell>
          <table:table-cell table:number-columns-repeated="6"/>
        </table:table-row>
        <table:table-row table:style-name="ro1">
          <table:table-cell office:value-type="float" office:value="0.578602366642954" calcext:value-type="float">
            <text:p>0.578602366642954</text:p>
          </table:table-cell>
          <table:table-cell office:value-type="float" office:value="0.0714285714285714" calcext:value-type="float">
            <text:p>0.0714285714285714</text:p>
          </table:table-cell>
          <table:table-cell table:number-columns-repeated="2" office:value-type="float" office:value="1.49171784527671" calcext:value-type="float">
            <text:p>1.49171784527671</text:p>
          </table:table-cell>
          <table:table-cell office:value-type="float" office:value="0.7" calcext:value-type="float">
            <text:p>0.7</text:p>
          </table:table-cell>
          <table:table-cell office:value-type="float" office:value="23.0461706160967" calcext:value-type="float">
            <text:p>23.0461706160967</text:p>
          </table:table-cell>
          <table:table-cell office:value-type="float" office:value="8.9139391279309" calcext:value-type="float">
            <text:p>8.9139391279309</text:p>
          </table:table-cell>
          <table:table-cell table:number-columns-repeated="6"/>
        </table:table-row>
        <table:table-row table:style-name="ro1">
          <table:table-cell office:value-type="float" office:value="4.54142824363578" calcext:value-type="float">
            <text:p>4.54142824363578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2" office:value-type="float" office:value="166.965505094692" calcext:value-type="float">
            <text:p>166.965505094692</text:p>
          </table:table-cell>
          <table:table-cell office:value-type="float" office:value="83" calcext:value-type="float">
            <text:p>83</text:p>
          </table:table-cell>
          <table:table-cell office:value-type="float" office:value="23.1724320438081" calcext:value-type="float">
            <text:p>23.1724320438081</text:p>
          </table:table-cell>
          <table:table-cell office:value-type="float" office:value="3.95435613163837" calcext:value-type="float">
            <text:p>3.95435613163837</text:p>
          </table:table-cell>
          <table:table-cell table:number-columns-repeated="6"/>
        </table:table-row>
        <table:table-row table:style-name="ro1">
          <table:table-cell office:value-type="float" office:value="2.79319264752755" calcext:value-type="float">
            <text:p>2.79319264752755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99.4026228737048" calcext:value-type="float">
            <text:p>99.4026228737048</text:p>
          </table:table-cell>
          <table:table-cell office:value-type="float" office:value="45" calcext:value-type="float">
            <text:p>45</text:p>
          </table:table-cell>
          <table:table-cell office:value-type="float" office:value="24.3080904478312" calcext:value-type="float">
            <text:p>24.3080904478312</text:p>
          </table:table-cell>
          <table:table-cell office:value-type="float" office:value="6.81249012747452" calcext:value-type="float">
            <text:p>6.81249012747452</text:p>
          </table:table-cell>
          <table:table-cell table:number-columns-repeated="6"/>
        </table:table-row>
        <table:table-row table:style-name="ro1">
          <table:table-cell office:value-type="float" office:value="3.05449680360031" calcext:value-type="float">
            <text:p>3.05449680360031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24.5087600374661" calcext:value-type="float">
            <text:p>24.5087600374661</text:p>
          </table:table-cell>
          <table:table-cell office:value-type="float" office:value="30" calcext:value-type="float">
            <text:p>30</text:p>
          </table:table-cell>
          <table:table-cell office:value-type="float" office:value="25.0790086187961" calcext:value-type="float">
            <text:p>25.0790086187961</text:p>
          </table:table-cell>
          <table:table-cell office:value-type="float" office:value="5.44358290152521" calcext:value-type="float">
            <text:p>5.44358290152521</text:p>
          </table:table-cell>
          <table:table-cell table:number-columns-repeated="6"/>
        </table:table-row>
        <table:table-row table:style-name="ro1">
          <table:table-cell office:value-type="float" office:value="5.61466658126331" calcext:value-type="float">
            <text:p>5.6146665812633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55.7706857766287" calcext:value-type="float">
            <text:p>55.7706857766287</text:p>
          </table:table-cell>
          <table:table-cell office:value-type="float" office:value="150" calcext:value-type="float">
            <text:p>150</text:p>
          </table:table-cell>
          <table:table-cell office:value-type="float" office:value="25.2978165825787" calcext:value-type="float">
            <text:p>25.2978165825787</text:p>
          </table:table-cell>
          <table:table-cell office:value-type="float" office:value="6.43850684878734" calcext:value-type="float">
            <text:p>6.43850684878734</text:p>
          </table:table-cell>
          <table:table-cell table:number-columns-repeated="6"/>
        </table:table-row>
        <table:table-row table:style-name="ro1">
          <table:table-cell office:value-type="float" office:value="5.35033353372255" calcext:value-type="float">
            <text:p>5.35033353372255</text:p>
          </table:table-cell>
          <table:table-cell office:value-type="float" office:value="0.457142857142857" calcext:value-type="float">
            <text:p>0.457142857142857</text:p>
          </table:table-cell>
          <table:table-cell table:number-columns-repeated="2" office:value-type="float" office:value="212.231480132498" calcext:value-type="float">
            <text:p>212.231480132498</text:p>
          </table:table-cell>
          <table:table-cell office:value-type="float" office:value="40" calcext:value-type="float">
            <text:p>40</text:p>
          </table:table-cell>
          <table:table-cell office:value-type="float" office:value="25.9983976372264" calcext:value-type="float">
            <text:p>25.9983976372264</text:p>
          </table:table-cell>
          <table:table-cell office:value-type="float" office:value="4.42944457591523" calcext:value-type="float">
            <text:p>4.42944457591523</text:p>
          </table:table-cell>
          <table:table-cell table:number-columns-repeated="6"/>
        </table:table-row>
        <table:table-row table:style-name="ro1">
          <table:table-cell office:value-type="float" office:value="2.74616276757785" calcext:value-type="float">
            <text:p>2.74616276757785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2.05227120776593" calcext:value-type="float">
            <text:p>2.05227120776593</text:p>
          </table:table-cell>
          <table:table-cell office:value-type="float" office:value="10" calcext:value-type="float">
            <text:p>10</text:p>
          </table:table-cell>
          <table:table-cell office:value-type="float" office:value="26.2137277797986" calcext:value-type="float">
            <text:p>26.2137277797986</text:p>
          </table:table-cell>
          <table:table-cell office:value-type="float" office:value="7.58226650835272" calcext:value-type="float">
            <text:p>7.58226650835272</text:p>
          </table:table-cell>
          <table:table-cell table:number-columns-repeated="6"/>
        </table:table-row>
        <table:table-row table:style-name="ro1">
          <table:table-cell office:value-type="float" office:value="1.84273601472891" calcext:value-type="float">
            <text:p>1.84273601472891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6.25183190481969" calcext:value-type="float">
            <text:p>6.25183190481969</text:p>
          </table:table-cell>
          <table:table-cell office:value-type="float" office:value="24" calcext:value-type="float">
            <text:p>24</text:p>
          </table:table-cell>
          <table:table-cell office:value-type="float" office:value="26.2508044263969" calcext:value-type="float">
            <text:p>26.2508044263969</text:p>
          </table:table-cell>
          <table:table-cell office:value-type="float" office:value="10.0849708871105" calcext:value-type="float">
            <text:p>10.0849708871105</text:p>
          </table:table-cell>
          <table:table-cell table:number-columns-repeated="6"/>
        </table:table-row>
        <table:table-row table:style-name="ro1">
          <table:table-cell office:value-type="float" office:value="5.9653068715665" calcext:value-type="float">
            <text:p>5.9653068715665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60.4973442139723" calcext:value-type="float">
            <text:p>60.4973442139723</text:p>
          </table:table-cell>
          <table:table-cell office:value-type="float" office:value="24" calcext:value-type="float">
            <text:p>24</text:p>
          </table:table-cell>
          <table:table-cell office:value-type="float" office:value="26.491685087755" calcext:value-type="float">
            <text:p>26.491685087755</text:p>
          </table:table-cell>
          <table:table-cell office:value-type="float" office:value="4.20929806185122" calcext:value-type="float">
            <text:p>4.20929806185122</text:p>
          </table:table-cell>
          <table:table-cell table:number-columns-repeated="6"/>
        </table:table-row>
        <table:table-row table:style-name="ro1">
          <table:table-cell office:value-type="float" office:value="2.06357153345722" calcext:value-type="float">
            <text:p>2.0635715334572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79087471553572" calcext:value-type="float">
            <text:p>0.79087471553572</text:p>
          </table:table-cell>
          <table:table-cell office:value-type="float" office:value="30" calcext:value-type="float">
            <text:p>30</text:p>
          </table:table-cell>
          <table:table-cell office:value-type="float" office:value="27.7720527730307" calcext:value-type="float">
            <text:p>27.7720527730307</text:p>
          </table:table-cell>
          <table:table-cell office:value-type="float" office:value="14.8774957907108" calcext:value-type="float">
            <text:p>14.8774957907108</text:p>
          </table:table-cell>
          <table:table-cell table:number-columns-repeated="6"/>
        </table:table-row>
        <table:table-row table:style-name="ro1">
          <table:table-cell office:value-type="float" office:value="6.48886188708781" calcext:value-type="float">
            <text:p>6.48886188708781</text:p>
          </table:table-cell>
          <table:table-cell office:value-type="float" office:value="0.628571428571429" calcext:value-type="float">
            <text:p>0.628571428571429</text:p>
          </table:table-cell>
          <table:table-cell table:number-columns-repeated="2" office:value-type="float" office:value="187.354420029648" calcext:value-type="float">
            <text:p>187.354420029648</text:p>
          </table:table-cell>
          <table:table-cell office:value-type="float" office:value="83" calcext:value-type="float">
            <text:p>83</text:p>
          </table:table-cell>
          <table:table-cell office:value-type="float" office:value="27.8537004847906" calcext:value-type="float">
            <text:p>27.8537004847906</text:p>
          </table:table-cell>
          <table:table-cell office:value-type="float" office:value="2.76544417702218" calcext:value-type="float">
            <text:p>2.76544417702218</text:p>
          </table:table-cell>
          <table:table-cell table:number-columns-repeated="6"/>
        </table:table-row>
        <table:table-row table:style-name="ro1">
          <table:table-cell office:value-type="float" office:value="3.66260742791784" calcext:value-type="float">
            <text:p>3.66260742791784</text:p>
          </table:table-cell>
          <table:table-cell office:value-type="float" office:value="1.06666666666667" calcext:value-type="float">
            <text:p>1.06666666666667</text:p>
          </table:table-cell>
          <table:table-cell table:number-columns-repeated="2" office:value-type="float" office:value="284.819498653584" calcext:value-type="float">
            <text:p>284.819498653584</text:p>
          </table:table-cell>
          <table:table-cell office:value-type="float" office:value="94" calcext:value-type="float">
            <text:p>94</text:p>
          </table:table-cell>
          <table:table-cell office:value-type="float" office:value="28.5739322244191" calcext:value-type="float">
            <text:p>28.5739322244191</text:p>
          </table:table-cell>
          <table:table-cell office:value-type="float" office:value="5.70529650282172" calcext:value-type="float">
            <text:p>5.70529650282172</text:p>
          </table:table-cell>
          <table:table-cell table:number-columns-repeated="6"/>
        </table:table-row>
        <table:table-row table:style-name="ro1">
          <table:table-cell office:value-type="float" office:value="3.64310543818378" calcext:value-type="float">
            <text:p>3.64310543818378</text:p>
          </table:table-cell>
          <table:table-cell office:value-type="float" office:value="0.933333333333333" calcext:value-type="float">
            <text:p>0.933333333333333</text:p>
          </table:table-cell>
          <table:table-cell table:number-columns-repeated="2" office:value-type="float" office:value="161.542024882329" calcext:value-type="float">
            <text:p>161.542024882329</text:p>
          </table:table-cell>
          <table:table-cell office:value-type="float" office:value="100" calcext:value-type="float">
            <text:p>100</text:p>
          </table:table-cell>
          <table:table-cell office:value-type="float" office:value="28.6414728793691" calcext:value-type="float">
            <text:p>28.6414728793691</text:p>
          </table:table-cell>
          <table:table-cell office:value-type="float" office:value="6.1795067497968" calcext:value-type="float">
            <text:p>6.1795067497968</text:p>
          </table:table-cell>
          <table:table-cell table:number-columns-repeated="6"/>
        </table:table-row>
        <table:table-row table:style-name="ro1">
          <table:table-cell office:value-type="float" office:value="2.98679020977236" calcext:value-type="float">
            <text:p>2.98679020977236</text:p>
          </table:table-cell>
          <table:table-cell office:value-type="float" office:value="0.628571428571429" calcext:value-type="float">
            <text:p>0.628571428571429</text:p>
          </table:table-cell>
          <table:table-cell table:number-columns-repeated="2" office:value-type="float" office:value="127.276015043089" calcext:value-type="float">
            <text:p>127.276015043089</text:p>
          </table:table-cell>
          <table:table-cell office:value-type="float" office:value="70" calcext:value-type="float">
            <text:p>70</text:p>
          </table:table-cell>
          <table:table-cell office:value-type="float" office:value="28.6946848085313" calcext:value-type="float">
            <text:p>28.6946848085313</text:p>
          </table:table-cell>
          <table:table-cell office:value-type="float" office:value="7.9519659937768" calcext:value-type="float">
            <text:p>7.9519659937768</text:p>
          </table:table-cell>
          <table:table-cell table:number-columns-repeated="6"/>
        </table:table-row>
        <table:table-row table:style-name="ro1">
          <table:table-cell office:value-type="float" office:value="1.68094546138456" calcext:value-type="float">
            <text:p>1.6809454613845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2.54474429487057" calcext:value-type="float">
            <text:p>2.54474429487057</text:p>
          </table:table-cell>
          <table:table-cell office:value-type="float" office:value="40" calcext:value-type="float">
            <text:p>40</text:p>
          </table:table-cell>
          <table:table-cell office:value-type="float" office:value="28.9906970039276" calcext:value-type="float">
            <text:p>28.9906970039276</text:p>
          </table:table-cell>
          <table:table-cell office:value-type="float" office:value="12.6850715262739" calcext:value-type="float">
            <text:p>12.6850715262739</text:p>
          </table:table-cell>
          <table:table-cell table:number-columns-repeated="6"/>
        </table:table-row>
        <table:table-row table:style-name="ro1">
          <table:table-cell office:value-type="float" office:value="4.42016269069414" calcext:value-type="float">
            <text:p>4.42016269069414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135.614469220593" calcext:value-type="float">
            <text:p>135.614469220593</text:p>
          </table:table-cell>
          <table:table-cell office:value-type="float" office:value="100" calcext:value-type="float">
            <text:p>100</text:p>
          </table:table-cell>
          <table:table-cell office:value-type="float" office:value="29.0842034044937" calcext:value-type="float">
            <text:p>29.0842034044937</text:p>
          </table:table-cell>
          <table:table-cell office:value-type="float" office:value="6.39429572668833" calcext:value-type="float">
            <text:p>6.39429572668833</text:p>
          </table:table-cell>
          <table:table-cell table:number-columns-repeated="6"/>
        </table:table-row>
        <table:table-row table:style-name="ro1">
          <table:table-cell office:value-type="float" office:value="1.97610442157159" calcext:value-type="float">
            <text:p>1.97610442157159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13.1936259964806" calcext:value-type="float">
            <text:p>13.1936259964806</text:p>
          </table:table-cell>
          <table:table-cell office:value-type="float" office:value="150" calcext:value-type="float">
            <text:p>150</text:p>
          </table:table-cell>
          <table:table-cell office:value-type="float" office:value="29.9868380059302" calcext:value-type="float">
            <text:p>29.9868380059302</text:p>
          </table:table-cell>
          <table:table-cell office:value-type="float" office:value="16.1264284966481" calcext:value-type="float">
            <text:p>16.1264284966481</text:p>
          </table:table-cell>
          <table:table-cell table:number-columns-repeated="6"/>
        </table:table-row>
        <table:table-row table:style-name="ro1">
          <table:table-cell office:value-type="float" office:value="4.62685511615454" calcext:value-type="float">
            <text:p>4.62685511615454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53.4473913345488" calcext:value-type="float">
            <text:p>53.4473913345488</text:p>
          </table:table-cell>
          <table:table-cell office:value-type="float" office:value="40" calcext:value-type="float">
            <text:p>40</text:p>
          </table:table-cell>
          <table:table-cell office:value-type="float" office:value="30.0487950959989" calcext:value-type="float">
            <text:p>30.0487950959989</text:p>
          </table:table-cell>
          <table:table-cell office:value-type="float" office:value="5.78465425640557" calcext:value-type="float">
            <text:p>5.78465425640557</text:p>
          </table:table-cell>
          <table:table-cell table:number-columns-repeated="6"/>
        </table:table-row>
        <table:table-row table:style-name="ro1">
          <table:table-cell office:value-type="float" office:value="2.04523158548854" calcext:value-type="float">
            <text:p>2.0452315854885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6.4618806543174" calcext:value-type="float">
            <text:p>16.4618806543174</text:p>
          </table:table-cell>
          <table:table-cell office:value-type="float" office:value="40" calcext:value-type="float">
            <text:p>40</text:p>
          </table:table-cell>
          <table:table-cell office:value-type="float" office:value="30.6250182606144" calcext:value-type="float">
            <text:p>30.6250182606144</text:p>
          </table:table-cell>
          <table:table-cell office:value-type="float" office:value="10.6919902054547" calcext:value-type="float">
            <text:p>10.6919902054547</text:p>
          </table:table-cell>
          <table:table-cell table:number-columns-repeated="6"/>
        </table:table-row>
        <table:table-row table:style-name="ro1">
          <table:table-cell office:value-type="float" office:value="1.38732507271675" calcext:value-type="float">
            <text:p>1.38732507271675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11.4554241008974" calcext:value-type="float">
            <text:p>11.4554241008974</text:p>
          </table:table-cell>
          <table:table-cell office:value-type="float" office:value="45" calcext:value-type="float">
            <text:p>45</text:p>
          </table:table-cell>
          <table:table-cell office:value-type="float" office:value="30.6792243823167" calcext:value-type="float">
            <text:p>30.6792243823167</text:p>
          </table:table-cell>
          <table:table-cell office:value-type="float" office:value="14.1634234733422" calcext:value-type="float">
            <text:p>14.1634234733422</text:p>
          </table:table-cell>
          <table:table-cell table:number-columns-repeated="6"/>
        </table:table-row>
        <table:table-row table:style-name="ro1">
          <table:table-cell office:value-type="float" office:value="4.53073705307255" calcext:value-type="float">
            <text:p>4.5307370530725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5.7837918135143" calcext:value-type="float">
            <text:p>25.7837918135143</text:p>
          </table:table-cell>
          <table:table-cell office:value-type="float" office:value="150" calcext:value-type="float">
            <text:p>150</text:p>
          </table:table-cell>
          <table:table-cell office:value-type="float" office:value="32.3608236221517" calcext:value-type="float">
            <text:p>32.3608236221517</text:p>
          </table:table-cell>
          <table:table-cell office:value-type="float" office:value="8.6044534890035" calcext:value-type="float">
            <text:p>8.6044534890035</text:p>
          </table:table-cell>
          <table:table-cell table:number-columns-repeated="6"/>
        </table:table-row>
        <table:table-row table:style-name="ro1">
          <table:table-cell office:value-type="float" office:value="5.60447752285071" calcext:value-type="float">
            <text:p>5.60447752285071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21.8180350372153" calcext:value-type="float">
            <text:p>21.8180350372153</text:p>
          </table:table-cell>
          <table:table-cell office:value-type="float" office:value="80" calcext:value-type="float">
            <text:p>80</text:p>
          </table:table-cell>
          <table:table-cell office:value-type="float" office:value="32.8452339495053" calcext:value-type="float">
            <text:p>32.8452339495053</text:p>
          </table:table-cell>
          <table:table-cell office:value-type="float" office:value="8.9863850753697" calcext:value-type="float">
            <text:p>8.9863850753697</text:p>
          </table:table-cell>
          <table:table-cell table:number-columns-repeated="6"/>
        </table:table-row>
        <table:table-row table:style-name="ro1">
          <table:table-cell office:value-type="float" office:value="1.56580288847592" calcext:value-type="float">
            <text:p>1.56580288847592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126.717460174092" calcext:value-type="float">
            <text:p>126.717460174092</text:p>
          </table:table-cell>
          <table:table-cell office:value-type="float" office:value="125" calcext:value-type="float">
            <text:p>125</text:p>
          </table:table-cell>
          <table:table-cell office:value-type="float" office:value="33.0679330233149" calcext:value-type="float">
            <text:p>33.0679330233149</text:p>
          </table:table-cell>
          <table:table-cell office:value-type="float" office:value="8.92854018460932" calcext:value-type="float">
            <text:p>8.92854018460932</text:p>
          </table:table-cell>
          <table:table-cell table:number-columns-repeated="6"/>
        </table:table-row>
        <table:table-row table:style-name="ro1">
          <table:table-cell office:value-type="float" office:value="3.89651165680208" calcext:value-type="float">
            <text:p>3.89651165680208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15.0574060701246" calcext:value-type="float">
            <text:p>15.0574060701246</text:p>
          </table:table-cell>
          <table:table-cell office:value-type="float" office:value="125" calcext:value-type="float">
            <text:p>125</text:p>
          </table:table-cell>
          <table:table-cell office:value-type="float" office:value="33.0724408536149" calcext:value-type="float">
            <text:p>33.0724408536149</text:p>
          </table:table-cell>
          <table:table-cell office:value-type="float" office:value="16.9203681763268" calcext:value-type="float">
            <text:p>16.9203681763268</text:p>
          </table:table-cell>
          <table:table-cell table:number-columns-repeated="6"/>
        </table:table-row>
        <table:table-row table:style-name="ro1">
          <table:table-cell office:value-type="float" office:value="1.54555040294739" calcext:value-type="float">
            <text:p>1.54555040294739</text:p>
          </table:table-cell>
          <table:table-cell office:value-type="float" office:value="0.471428571428571" calcext:value-type="float">
            <text:p>0.471428571428571</text:p>
          </table:table-cell>
          <table:table-cell table:number-columns-repeated="2" office:value-type="float" office:value="16.9597189244111" calcext:value-type="float">
            <text:p>16.9597189244111</text:p>
          </table:table-cell>
          <table:table-cell office:value-type="float" office:value="40" calcext:value-type="float">
            <text:p>40</text:p>
          </table:table-cell>
          <table:table-cell office:value-type="float" office:value="33.2127516800773" calcext:value-type="float">
            <text:p>33.2127516800773</text:p>
          </table:table-cell>
          <table:table-cell office:value-type="float" office:value="10.1968646259531" calcext:value-type="float">
            <text:p>10.1968646259531</text:p>
          </table:table-cell>
          <table:table-cell table:number-columns-repeated="6"/>
        </table:table-row>
        <table:table-row table:style-name="ro1">
          <table:table-cell office:value-type="float" office:value="1.37993559425885" calcext:value-type="float">
            <text:p>1.37993559425885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7.72926835099073" calcext:value-type="float">
            <text:p>7.72926835099073</text:p>
          </table:table-cell>
          <table:table-cell office:value-type="float" office:value="125" calcext:value-type="float">
            <text:p>125</text:p>
          </table:table-cell>
          <table:table-cell office:value-type="float" office:value="33.3767211853701" calcext:value-type="float">
            <text:p>33.3767211853701</text:p>
          </table:table-cell>
          <table:table-cell office:value-type="float" office:value="20.1495525715699" calcext:value-type="float">
            <text:p>20.1495525715699</text:p>
          </table:table-cell>
          <table:table-cell table:number-columns-repeated="6"/>
        </table:table-row>
        <table:table-row table:style-name="ro1">
          <table:table-cell office:value-type="float" office:value="1.94019758928526" calcext:value-type="float">
            <text:p>1.94019758928526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8.68342848391714" calcext:value-type="float">
            <text:p>8.68342848391714</text:p>
          </table:table-cell>
          <table:table-cell office:value-type="float" office:value="80" calcext:value-type="float">
            <text:p>80</text:p>
          </table:table-cell>
          <table:table-cell office:value-type="float" office:value="34.5615828545679" calcext:value-type="float">
            <text:p>34.5615828545679</text:p>
          </table:table-cell>
          <table:table-cell office:value-type="float" office:value="10.2541886043109" calcext:value-type="float">
            <text:p>10.2541886043109</text:p>
          </table:table-cell>
          <table:table-cell table:number-columns-repeated="6"/>
        </table:table-row>
        <table:table-row table:style-name="ro1">
          <table:table-cell office:value-type="float" office:value="1.49932970341344" calcext:value-type="float">
            <text:p>1.49932970341344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68.0189442586451" calcext:value-type="float">
            <text:p>68.0189442586451</text:p>
          </table:table-cell>
          <table:table-cell office:value-type="float" office:value="45" calcext:value-type="float">
            <text:p>45</text:p>
          </table:table-cell>
          <table:table-cell office:value-type="float" office:value="35.8172704302117" calcext:value-type="float">
            <text:p>35.8172704302117</text:p>
          </table:table-cell>
          <table:table-cell office:value-type="float" office:value="12.2081962155089" calcext:value-type="float">
            <text:p>12.2081962155089</text:p>
          </table:table-cell>
          <table:table-cell table:number-columns-repeated="6"/>
        </table:table-row>
        <table:table-row table:style-name="ro1">
          <table:table-cell office:value-type="float" office:value="1.37781904590117" calcext:value-type="float">
            <text:p>1.37781904590117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5.84173209174987" calcext:value-type="float">
            <text:p>5.84173209174987</text:p>
          </table:table-cell>
          <table:table-cell office:value-type="float" office:value="110" calcext:value-type="float">
            <text:p>110</text:p>
          </table:table-cell>
          <table:table-cell office:value-type="float" office:value="35.9720245649167" calcext:value-type="float">
            <text:p>35.9720245649167</text:p>
          </table:table-cell>
          <table:table-cell office:value-type="float" office:value="21.6970900302622" calcext:value-type="float">
            <text:p>21.6970900302622</text:p>
          </table:table-cell>
          <table:table-cell table:number-columns-repeated="6"/>
        </table:table-row>
        <table:table-row table:style-name="ro1">
          <table:table-cell office:value-type="float" office:value="2.14925601484491" calcext:value-type="float">
            <text:p>2.1492560148449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1.52640533421897" calcext:value-type="float">
            <text:p>1.52640533421897</text:p>
          </table:table-cell>
          <table:table-cell office:value-type="float" office:value="45" calcext:value-type="float">
            <text:p>45</text:p>
          </table:table-cell>
          <table:table-cell office:value-type="float" office:value="36.5126608998965" calcext:value-type="float">
            <text:p>36.5126608998965</text:p>
          </table:table-cell>
          <table:table-cell office:value-type="float" office:value="22.683592963901" calcext:value-type="float">
            <text:p>22.683592963901</text:p>
          </table:table-cell>
          <table:table-cell table:number-columns-repeated="6"/>
        </table:table-row>
        <table:table-row table:style-name="ro1">
          <table:table-cell office:value-type="float" office:value="1.44193195303601" calcext:value-type="float">
            <text:p>1.44193195303601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88.5537594898269" calcext:value-type="float">
            <text:p>88.5537594898269</text:p>
          </table:table-cell>
          <table:table-cell office:value-type="float" office:value="125" calcext:value-type="float">
            <text:p>125</text:p>
          </table:table-cell>
          <table:table-cell office:value-type="float" office:value="38.8798345553029" calcext:value-type="float">
            <text:p>38.8798345553029</text:p>
          </table:table-cell>
          <table:table-cell office:value-type="float" office:value="16.2180709067053" calcext:value-type="float">
            <text:p>16.2180709067053</text:p>
          </table:table-cell>
          <table:table-cell table:number-columns-repeated="6"/>
        </table:table-row>
        <table:table-row table:style-name="ro1">
          <table:table-cell office:value-type="float" office:value="1.59337711852123" calcext:value-type="float">
            <text:p>1.59337711852123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44.4052827421376" calcext:value-type="float">
            <text:p>44.4052827421376</text:p>
          </table:table-cell>
          <table:table-cell office:value-type="float" office:value="150" calcext:value-type="float">
            <text:p>150</text:p>
          </table:table-cell>
          <table:table-cell office:value-type="float" office:value="40.7661976664266" calcext:value-type="float">
            <text:p>40.7661976664266</text:p>
          </table:table-cell>
          <table:table-cell office:value-type="float" office:value="13.9912120799802" calcext:value-type="float">
            <text:p>13.9912120799802</text:p>
          </table:table-cell>
          <table:table-cell table:number-columns-repeated="6"/>
        </table:table-row>
        <table:table-row table:style-name="ro1">
          <table:table-cell office:value-type="float" office:value="1.49062026657676" calcext:value-type="float">
            <text:p>1.4906202665767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854198128690734" calcext:value-type="float">
            <text:p>0.854198128690734</text:p>
          </table:table-cell>
          <table:table-cell office:value-type="float" office:value="150" calcext:value-type="float">
            <text:p>150</text:p>
          </table:table-cell>
          <table:table-cell office:value-type="float" office:value="41.4039578634812" calcext:value-type="float">
            <text:p>41.4039578634812</text:p>
          </table:table-cell>
          <table:table-cell office:value-type="float" office:value="30.5134713466037" calcext:value-type="float">
            <text:p>30.5134713466037</text:p>
          </table:table-cell>
          <table:table-cell table:number-columns-repeated="6"/>
        </table:table-row>
        <table:table-row table:style-name="ro1">
          <table:table-cell office:value-type="float" office:value="1.46434785664041" calcext:value-type="float">
            <text:p>1.46434785664041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100.875810061069" calcext:value-type="float">
            <text:p>100.875810061069</text:p>
          </table:table-cell>
          <table:table-cell office:value-type="float" office:value="110" calcext:value-type="float">
            <text:p>110</text:p>
          </table:table-cell>
          <table:table-cell office:value-type="float" office:value="42.068646854139" calcext:value-type="float">
            <text:p>42.068646854139</text:p>
          </table:table-cell>
          <table:table-cell office:value-type="float" office:value="16.7366841815273" calcext:value-type="float">
            <text:p>16.7366841815273</text:p>
          </table:table-cell>
          <table:table-cell table:number-columns-repeated="6"/>
        </table:table-row>
        <table:table-row table:style-name="ro1">
          <table:table-cell office:value-type="float" office:value="2.92665074222531" calcext:value-type="float">
            <text:p>2.9266507422253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9.6778656825141" calcext:value-type="float">
            <text:p>59.6778656825141</text:p>
          </table:table-cell>
          <table:table-cell office:value-type="float" office:value="30" calcext:value-type="float">
            <text:p>30</text:p>
          </table:table-cell>
          <table:table-cell office:value-type="float" office:value="44.4776691141849" calcext:value-type="float">
            <text:p>44.4776691141849</text:p>
          </table:table-cell>
          <table:table-cell office:value-type="float" office:value="8.87294755300494" calcext:value-type="float">
            <text:p>8.87294755300494</text:p>
          </table:table-cell>
          <table:table-cell table:number-columns-repeated="6"/>
        </table:table-row>
        <table:table-row table:style-name="ro1">
          <table:table-cell office:value-type="float" office:value="1.42523305835108" calcext:value-type="float">
            <text:p>1.42523305835108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16.36140444991" calcext:value-type="float">
            <text:p>16.36140444991</text:p>
          </table:table-cell>
          <table:table-cell office:value-type="float" office:value="125" calcext:value-type="float">
            <text:p>125</text:p>
          </table:table-cell>
          <table:table-cell office:value-type="float" office:value="45.4388780742304" calcext:value-type="float">
            <text:p>45.4388780742304</text:p>
          </table:table-cell>
          <table:table-cell office:value-type="float" office:value="21.3026911252538" calcext:value-type="float">
            <text:p>21.3026911252538</text:p>
          </table:table-cell>
          <table:table-cell table:number-columns-repeated="6"/>
        </table:table-row>
        <table:table-row table:style-name="ro1">
          <table:table-cell office:value-type="float" office:value="0.893454591183511" calcext:value-type="float">
            <text:p>0.89345459118351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31.3575042911341" calcext:value-type="float">
            <text:p>31.3575042911341</text:p>
          </table:table-cell>
          <table:table-cell office:value-type="float" office:value="110" calcext:value-type="float">
            <text:p>110</text:p>
          </table:table-cell>
          <table:table-cell office:value-type="float" office:value="48.4924938644191" calcext:value-type="float">
            <text:p>48.4924938644191</text:p>
          </table:table-cell>
          <table:table-cell office:value-type="float" office:value="22.0847751394593" calcext:value-type="float">
            <text:p>22.084775139459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4:33:44.7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05T18:47:42.191000000</dc:date>
    <meta:editing-cycles>23</meta:editing-cycles>
    <meta:editing-duration>PT4H35M3S</meta:editing-duration>
    <meta:generator>LibreOffice/7.2.5.2$Windows_X86_64 LibreOffice_project/499f9727c189e6ef3471021d6132d4c694f357e5</meta:generator>
    <meta:document-statistic meta:table-count="4" meta:cell-count="2483" meta:object-count="0"/>
  </office:meta>
</office:document-meta>
</file>